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share</text:p>
          </table:table-cell>
          <table:covered-table-cell/>
          <table:table-cell table:style-name="ce1" office:value-type="string" calcext:value-type="string" table:number-columns-spanned="2" table:number-rows-spanned="1">
            <text:p>Tournament</text:p>
          </table:table-cell>
          <table:covered-table-cell/>
          <table:table-cell table:style-name="ce1" office:value-type="string" calcext:value-type="string" table:number-columns-spanned="4" table:number-rows-spanned="1">
            <text:p>Neural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ncorrect</text:p>
          </table:table-cell>
          <table:table-cell office:value-type="string" calcext:value-type="string">
            <text:p>misprediction rate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misprediction rate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misprediction rate</text:p>
          </table:table-cell>
          <table:table-cell office:value-type="string" calcext:value-type="string">
            <text:p>improvement vs gshare</text:p>
          </table:table-cell>
          <table:table-cell office:value-type="string" calcext:value-type="string">
            <text:p>improvement vs tournament</text:p>
          </table:table-cell>
        </table:table-row>
        <table:table-row table:style-name="ro1">
          <table:table-cell office:value-type="string" calcext:value-type="string">
            <text:p>fp_1</text:p>
          </table:table-cell>
          <table:table-cell office:value-type="float" office:value="12765" calcext:value-type="float">
            <text:p>12765</text:p>
          </table:table-cell>
          <table:table-cell office:value-type="float" office:value="0.825" calcext:value-type="float">
            <text:p>0.825</text:p>
          </table:table-cell>
          <table:table-cell office:value-type="float" office:value="15329" calcext:value-type="float">
            <text:p>15329</text:p>
          </table:table-cell>
          <table:table-cell office:value-type="float" office:value="0.991" calcext:value-type="float">
            <text:p>0.991</text:p>
          </table:table-cell>
          <table:table-cell office:value-type="float" office:value="12850" calcext:value-type="float">
            <text:p>12850</text:p>
          </table:table-cell>
          <table:table-cell office:value-type="float" office:value="0.831" calcext:value-type="float">
            <text:p>0.831</text:p>
          </table:table-cell>
          <table:table-cell table:formula="of:=([.C3]-[.G3])/[.C3]" office:value-type="float" office:value="-0.00727272727272728" calcext:value-type="float">
            <text:p>-0.007272727272727</text:p>
          </table:table-cell>
          <table:table-cell table:formula="of:=([.E3]-[.G3])/[.E3]" office:value-type="float" office:value="0.161453077699294" calcext:value-type="float">
            <text:p>0.161453077699294</text:p>
          </table:table-cell>
        </table:table-row>
        <table:table-row table:style-name="ro1">
          <table:table-cell office:value-type="string" calcext:value-type="string">
            <text:p>fp_2</text:p>
          </table:table-cell>
          <table:table-cell office:value-type="float" office:value="40641" calcext:value-type="float">
            <text:p>40641</text:p>
          </table:table-cell>
          <table:table-cell office:value-type="float" office:value="1.678" calcext:value-type="float">
            <text:p>1.678</text:p>
          </table:table-cell>
          <table:table-cell office:value-type="float" office:value="78619" calcext:value-type="float">
            <text:p>78619</text:p>
          </table:table-cell>
          <table:table-cell office:value-type="float" office:value="3.246" calcext:value-type="float">
            <text:p>3.246</text:p>
          </table:table-cell>
          <table:table-cell office:value-type="float" office:value="23406" calcext:value-type="float">
            <text:p>23406</text:p>
          </table:table-cell>
          <table:table-cell office:value-type="float" office:value="0.966" calcext:value-type="float">
            <text:p>0.966</text:p>
          </table:table-cell>
          <table:table-cell table:formula="of:=([.C4]-[.G4])/[.C4]" office:value-type="float" office:value="0.424314660309893" calcext:value-type="float">
            <text:p>0.424314660309893</text:p>
          </table:table-cell>
          <table:table-cell table:formula="of:=([.E4]-[.G4])/[.E4]" office:value-type="float" office:value="0.702402957486137" calcext:value-type="float">
            <text:p>0.702402957486137</text:p>
          </table:table-cell>
        </table:table-row>
        <table:table-row table:style-name="ro1">
          <table:table-cell office:value-type="string" calcext:value-type="string">
            <text:p>Int_2</text:p>
          </table:table-cell>
          <table:table-cell office:value-type="float" office:value="521958" calcext:value-type="float">
            <text:p>521958</text:p>
          </table:table-cell>
          <table:table-cell office:value-type="float" office:value="13.839" calcext:value-type="float">
            <text:p>13.839</text:p>
          </table:table-cell>
          <table:table-cell office:value-type="float" office:value="476073" calcext:value-type="float">
            <text:p>476073</text:p>
          </table:table-cell>
          <table:table-cell office:value-type="float" office:value="12.622" calcext:value-type="float">
            <text:p>12.622</text:p>
          </table:table-cell>
          <table:table-cell office:value-type="float" office:value="263052" calcext:value-type="float">
            <text:p>263052</text:p>
          </table:table-cell>
          <table:table-cell office:value-type="float" office:value="6.974" calcext:value-type="float">
            <text:p>6.974</text:p>
          </table:table-cell>
          <table:table-cell table:formula="of:=([.C5]-[.G5])/[.C5]" office:value-type="float" office:value="0.496061854180215" calcext:value-type="float">
            <text:p>0.496061854180215</text:p>
          </table:table-cell>
          <table:table-cell table:formula="of:=([.E5]-[.G5])/[.E5]" office:value-type="float" office:value="0.447472666772302" calcext:value-type="float">
            <text:p>0.447472666772302</text:p>
          </table:table-cell>
        </table:table-row>
        <table:table-row table:style-name="ro1">
          <table:table-cell office:value-type="string" calcext:value-type="string">
            <text:p>Int_2</text:p>
          </table:table-cell>
          <table:table-cell office:value-type="float" office:value="15776" calcext:value-type="float">
            <text:p>15776</text:p>
          </table:table-cell>
          <table:table-cell office:value-type="float" office:value="0.42" calcext:value-type="float">
            <text:p>0.42</text:p>
          </table:table-cell>
          <table:table-cell office:value-type="float" office:value="15980" calcext:value-type="float">
            <text:p>15980</text:p>
          </table:table-cell>
          <table:table-cell office:value-type="float" office:value="0.426" calcext:value-type="float">
            <text:p>0.426</text:p>
          </table:table-cell>
          <table:table-cell office:value-type="float" office:value="11361" calcext:value-type="float">
            <text:p>11361</text:p>
          </table:table-cell>
          <table:table-cell office:value-type="float" office:value="0.303" calcext:value-type="float">
            <text:p>0.303</text:p>
          </table:table-cell>
          <table:table-cell table:formula="of:=([.C6]-[.G6])/[.C6]" office:value-type="float" office:value="0.278571428571429" calcext:value-type="float">
            <text:p>0.278571428571429</text:p>
          </table:table-cell>
          <table:table-cell table:formula="of:=([.E6]-[.G6])/[.E6]" office:value-type="float" office:value="0.288732394366197" calcext:value-type="float">
            <text:p>0.288732394366197</text:p>
          </table:table-cell>
        </table:table-row>
        <table:table-row table:style-name="ro1">
          <table:table-cell office:value-type="string" calcext:value-type="string">
            <text:p>mm_1</text:p>
          </table:table-cell>
          <table:table-cell office:value-type="float" office:value="201871" calcext:value-type="float">
            <text:p>201871</text:p>
          </table:table-cell>
          <table:table-cell office:value-type="float" office:value="6.696" calcext:value-type="float">
            <text:p>6.696</text:p>
          </table:table-cell>
          <table:table-cell office:value-type="float" office:value="77802" calcext:value-type="float">
            <text:p>77802</text:p>
          </table:table-cell>
          <table:table-cell office:value-type="float" office:value="2.581" calcext:value-type="float">
            <text:p>2.581</text:p>
          </table:table-cell>
          <table:table-cell office:value-type="float" office:value="74641" calcext:value-type="float">
            <text:p>74641</text:p>
          </table:table-cell>
          <table:table-cell office:value-type="float" office:value="2.476" calcext:value-type="float">
            <text:p>2.476</text:p>
          </table:table-cell>
          <table:table-cell table:formula="of:=([.C7]-[.G7])/[.C7]" office:value-type="float" office:value="0.630227001194743" calcext:value-type="float">
            <text:p>0.630227001194743</text:p>
          </table:table-cell>
          <table:table-cell table:formula="of:=([.E7]-[.G7])/[.E7]" office:value-type="float" office:value="0.0406819062378923" calcext:value-type="float">
            <text:p>0.040681906237892</text:p>
          </table:table-cell>
        </table:table-row>
        <table:table-row table:style-name="ro1">
          <table:table-cell office:value-type="string" calcext:value-type="string">
            <text:p>mm_2</text:p>
          </table:table-cell>
          <table:table-cell office:value-type="float" office:value="259929" calcext:value-type="float">
            <text:p>259929</text:p>
          </table:table-cell>
          <table:table-cell office:value-type="float" office:value="10.138" calcext:value-type="float">
            <text:p>10.138</text:p>
          </table:table-cell>
          <table:table-cell office:value-type="float" office:value="217501" calcext:value-type="float">
            <text:p>217501</text:p>
          </table:table-cell>
          <table:table-cell office:value-type="float" office:value="8.483" calcext:value-type="float">
            <text:p>8.483</text:p>
          </table:table-cell>
          <table:table-cell office:value-type="float" office:value="160526" calcext:value-type="float">
            <text:p>160526</text:p>
          </table:table-cell>
          <table:table-cell office:value-type="float" office:value="6.261" calcext:value-type="float">
            <text:p>6.261</text:p>
          </table:table-cell>
          <table:table-cell table:formula="of:=([.C8]-[.G8])/[.C8]" office:value-type="float" office:value="0.382422568553955" calcext:value-type="float">
            <text:p>0.382422568553955</text:p>
          </table:table-cell>
          <table:table-cell table:formula="of:=([.E8]-[.G8])/[.E8]" office:value-type="float" office:value="0.261935635977838" calcext:value-type="float">
            <text:p>0.261935635977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1:31:00.254066668</meta:creation-date>
    <dc:date>2019-05-21T22:07:58.199749398</dc:date>
    <meta:editing-duration>PT36M57S</meta:editing-duration>
    <meta:editing-cycles>6</meta:editing-cycles>
    <meta:generator>LibreOffice/6.0.7.3$Linux_X86_64 LibreOffice_project/00m0$Build-3</meta:generator>
    <meta:document-statistic meta:table-count="1" meta:cell-count="65" meta:object-count="0"/>
  </office:meta>
</office:document-meta>
</file>